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none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Corner">
      <style:table-cell-properties fo:border-bottom="none" fo:border-left="none" fo:border-right="0.99pt solid #000000" fo:border-top="none"/>
    </style:style>
    <style:style style:name="ce12" style:family="table-cell" style:parent-style-name="Pivot_20_Table_20_Field">
      <style:table-cell-properties fo:border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Default">
      <style:map style:condition="cell-content()=1" style:apply-style-name="Error" style:base-cell-address="Sheet1.E2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Pivot_20_Table_20_Value" style:data-style-name="N111">
      <style:table-cell-properties fo:border-bottom="0.99pt solid #000000" fo:border-left="0.99pt solid #000000" fo:border-right="0.99pt solid #000000" fo:border-top="none"/>
    </style:style>
    <style:style style:name="ce22" style:family="table-cell" style:parent-style-name="Pivot_20_Table_20_Result" style:data-style-name="N111">
      <style:table-cell-properties fo:border-bottom="2.01pt solid #000000" fo:border-left="0.99pt solid #000000" fo:border-right="0.99pt solid #000000" fo:border-top="0.99pt solid #000000"/>
    </style:style>
    <style:style style:name="ce23" style:family="table-cell" style:parent-style-name="Default" style:data-style-name="N111"/>
    <style:style style:name="ce24" style:family="table-cell" style:parent-style-name="Pivot_20_Table_20_Category" style:data-style-name="N0"/>
    <style:style style:name="ce2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Value" style:data-style-name="N111">
      <style:table-cell-properties fo:border-bottom="none" fo:border-left="none" fo:border-right="none" fo:border-top="0.99pt solid #000000"/>
    </style:style>
    <style:style style:name="ce27" style:family="table-cell" style:parent-style-name="Pivot_20_Table_20_Value">
      <style:table-cell-properties fo:border-bottom="0.99pt solid #000000" fo:border-left="none" fo:border-right="none" fo:border-top="none"/>
    </style:style>
    <style:style style:name="ce2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Pivot_20_Table_20_Result" style:data-style-name="N111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Result" style:data-style-name="N111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Pivot_20_Table_20_Result" style:data-style-name="N11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renotazione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dur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multa</text:p>
          </table:table-cell>
          <table:table-cell table:number-columns-repeated="7"/>
        </table:table-row>
        <table:table-row table:style-name="ro1">
          <table:table-cell table:style-name="ce2" office:value-type="date" office:date-value="2022-07-07" calcext:value-type="date">
            <text:p>07/07/22</text:p>
          </table:table-cell>
          <table:table-cell office:value-type="string" calcext:value-type="string">
            <text:p>Gianni</text:p>
          </table:table-cell>
          <table:table-cell office:value-type="float" office:value="34250948988" calcext:value-type="float">
            <text:p>34250948988</text:p>
          </table:table-cell>
          <table:table-cell office:value-type="float" office:value="14" calcext:value-type="float">
            <text:p>14</text:p>
          </table:table-cell>
          <table:table-cell table:style-name="ce16" table:formula="of:= IF(DATEDIF([.A2]; TODAY(); &quot;d&quot;) &gt; [.D2]; 1;0)" office:value-type="float" office:value="1" calcext:value-type="float">
            <text:p>1</text:p>
          </table:table-cell>
          <table:table-cell table:style-name="ce23" table:formula="of:= IF([.E2] = 1; DATEDIF([.A2]; TODAY(); &quot;d&quot;)*[.$M$3]; 0)" office:value-type="currency" office:currency="EUR" office:value="39" calcext:value-type="currency">
            <text:p>€39.00</text:p>
          </table:table-cell>
          <table:table-cell table:number-columns-repeated="6"/>
          <table:table-cell table:style-name="ce3" office:value-type="string" calcext:value-type="string">
            <text:p>Mora</text:p>
          </table:table-cell>
        </table:table-row>
        <table:table-row table:style-name="ro1">
          <table:table-cell table:style-name="ce2" office:value-type="date" office:date-value="2022-08-01" calcext:value-type="date">
            <text:p>01/08/22</text:p>
          </table:table-cell>
          <table:table-cell office:value-type="string" calcext:value-type="string">
            <text:p>Luca</text:p>
          </table:table-cell>
          <table:table-cell office:value-type="float" office:value="2394234" calcext:value-type="float">
            <text:p>2394234</text:p>
          </table:table-cell>
          <table:table-cell office:value-type="float" office:value="1" calcext:value-type="float">
            <text:p>1</text:p>
          </table:table-cell>
          <table:table-cell table:style-name="ce16" table:formula="of:= IF(DATEDIF([.A3]; TODAY(); &quot;d&quot;) &gt; [.D3]; 1;0)" office:value-type="float" office:value="0" calcext:value-type="float">
            <text:p>0</text:p>
          </table:table-cell>
          <table:table-cell table:style-name="ce23" table:formula="of:= IF([.E3] = 1; DATEDIF([.A3]; TODAY(); &quot;d&quot;)*[.$M$3]; 0)" office:value-type="currency" office:currency="EUR" office:value="0" calcext:value-type="currency">
            <text:p>€0.00</text:p>
          </table:table-cell>
          <table:table-cell table:number-columns-repeated="6"/>
          <table:table-cell table:style-name="ce23" office:value-type="currency" office:currency="EUR" office:value="1.5" calcext:value-type="currency">
            <text:p>€1.50</text:p>
          </table:table-cell>
        </table:table-row>
        <table:table-row table:style-name="ro1">
          <table:table-cell table:style-name="ce2" office:value-type="date" office:date-value="2021-05-05" calcext:value-type="date">
            <text:p>05/05/21</text:p>
          </table:table-cell>
          <table:table-cell office:value-type="string" calcext:value-type="string">
            <text:p>Andrea</text:p>
          </table:table-cell>
          <table:table-cell office:value-type="float" office:value="2342348" calcext:value-type="float">
            <text:p>2342348</text:p>
          </table:table-cell>
          <table:table-cell office:value-type="float" office:value="60" calcext:value-type="float">
            <text:p>60</text:p>
          </table:table-cell>
          <table:table-cell table:style-name="ce16" table:formula="of:= IF(DATEDIF([.A4]; TODAY(); &quot;d&quot;) &gt; [.D4]; 1;0)" office:value-type="float" office:value="1" calcext:value-type="float">
            <text:p>1</text:p>
          </table:table-cell>
          <table:table-cell table:style-name="ce23" table:formula="of:= IF([.E4] = 1; DATEDIF([.A4]; TODAY(); &quot;d&quot;)*[.$M$3]; 0)" office:value-type="currency" office:currency="EUR" office:value="681" calcext:value-type="currency">
            <text:p>€681.00</text:p>
          </table:table-cell>
          <table:table-cell table:number-columns-repeated="7"/>
        </table:table-row>
        <table:table-row table:style-name="ro1">
          <table:table-cell table:style-name="ce2" office:value-type="date" office:date-value="2022-05-02" calcext:value-type="date">
            <text:p>02/05/22</text:p>
          </table:table-cell>
          <table:table-cell office:value-type="string" calcext:value-type="string">
            <text:p>Johnny</text:p>
          </table:table-cell>
          <table:table-cell office:value-type="float" office:value="92342384" calcext:value-type="float">
            <text:p>92342384</text:p>
          </table:table-cell>
          <table:table-cell office:value-type="float" office:value="365" calcext:value-type="float">
            <text:p>365</text:p>
          </table:table-cell>
          <table:table-cell table:style-name="ce16" table:formula="of:= IF(DATEDIF([.A5]; TODAY(); &quot;d&quot;) &gt; [.D5]; 1;0)" office:value-type="float" office:value="0" calcext:value-type="float">
            <text:p>0</text:p>
          </table:table-cell>
          <table:table-cell table:style-name="ce23" table:formula="of:= IF([.E5] = 1; DATEDIF([.A5]; TODAY(); &quot;d&quot;)*[.$M$3]; 0)" office:value-type="currency" office:currency="EUR" office:value="0" calcext:value-type="currency">
            <text:p>€0.00</text:p>
          </table:table-cell>
          <table:table-cell table:number-columns-repeated="7"/>
        </table:table-row>
        <table:table-row table:style-name="ro1">
          <table:table-cell table:style-name="ce2" office:value-type="date" office:date-value="2022-08-02" calcext:value-type="date">
            <text:p>02/08/22</text:p>
          </table:table-cell>
          <table:table-cell office:value-type="string" calcext:value-type="string">
            <text:p>Michele</text:p>
          </table:table-cell>
          <table:table-cell office:value-type="float" office:value="28123" calcext:value-type="float">
            <text:p>28123</text:p>
          </table:table-cell>
          <table:table-cell office:value-type="float" office:value="14" calcext:value-type="float">
            <text:p>14</text:p>
          </table:table-cell>
          <table:table-cell table:style-name="ce16" table:formula="of:= IF(DATEDIF([.A6]; TODAY(); &quot;d&quot;) &gt; [.D6]; 1;0)" office:value-type="float" office:value="0" calcext:value-type="float">
            <text:p>0</text:p>
          </table:table-cell>
          <table:table-cell table:style-name="ce23" table:formula="of:= IF([.E6] = 1; DATEDIF([.A6]; TODAY(); &quot;d&quot;)*[.$M$3]; 0)" office:value-type="currency" office:currency="EUR" office:value="0" calcext:value-type="currency">
            <text:p>€0.00</text:p>
          </table:table-cell>
          <table:table-cell table:number-columns-repeated="7"/>
        </table:table-row>
        <table:table-row table:style-name="ro1">
          <table:table-cell table:style-name="ce2" office:value-type="date" office:date-value="2022-05-07" calcext:value-type="date">
            <text:p>07/05/22</text:p>
          </table:table-cell>
          <table:table-cell office:value-type="string" calcext:value-type="string">
            <text:p>Gianni</text:p>
          </table:table-cell>
          <table:table-cell office:value-type="float" office:value="34250948988" calcext:value-type="float">
            <text:p>34250948988</text:p>
          </table:table-cell>
          <table:table-cell office:value-type="float" office:value="14" calcext:value-type="float">
            <text:p>14</text:p>
          </table:table-cell>
          <table:table-cell table:style-name="ce16" table:formula="of:= IF(DATEDIF([.A7]; TODAY(); &quot;d&quot;) &gt; [.D7]; 1;0)" office:value-type="float" office:value="1" calcext:value-type="float">
            <text:p>1</text:p>
          </table:table-cell>
          <table:table-cell table:style-name="ce23" table:formula="of:= IF([.E7] = 1; DATEDIF([.A7]; TODAY(); &quot;d&quot;)*[.$M$3]; 0)" office:value-type="currency" office:currency="EUR" office:value="130.5" calcext:value-type="currency">
            <text:p>€130.50</text:p>
          </table:table-cell>
          <table:table-cell table:number-columns-repeated="7"/>
        </table:table-row>
        <table:table-row table:style-name="ro1">
          <table:table-cell table:style-name="ce2" office:value-type="date" office:date-value="2022-05-07" calcext:value-type="date">
            <text:p>07/05/22</text:p>
          </table:table-cell>
          <table:table-cell office:value-type="string" calcext:value-type="string">
            <text:p>Gianni</text:p>
          </table:table-cell>
          <table:table-cell office:value-type="float" office:value="34250948988" calcext:value-type="float">
            <text:p>34250948988</text:p>
          </table:table-cell>
          <table:table-cell office:value-type="float" office:value="365" calcext:value-type="float">
            <text:p>365</text:p>
          </table:table-cell>
          <table:table-cell table:style-name="ce16" table:formula="of:= IF(DATEDIF([.A8]; TODAY(); &quot;d&quot;) &gt; [.D8]; 1;0)" office:value-type="float" office:value="0" calcext:value-type="float">
            <text:p>0</text:p>
          </table:table-cell>
          <table:table-cell table:style-name="ce23" table:formula="of:= IF([.E8] = 1; DATEDIF([.A8]; TODAY(); &quot;d&quot;)*[.$M$3]; 0)" office:value-type="currency" office:currency="EUR" office:value="0" calcext:value-type="currency">
            <text:p>€0.00</text:p>
          </table:table-cell>
          <table:table-cell table:number-columns-repeated="7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number-columns-repeated="2"/>
          <table:table-cell table:style-name="ce4" office:value-type="string" calcext:value-type="string">
            <text:p>Sum - multa</text:p>
          </table:table-cell>
          <table:table-cell table:style-name="ce10"/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Nome</text:p>
          </table:table-cell>
          <table:table-cell table:style-name="ce28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11"/>
          <table:table-cell table:style-name="ce18" office:value-type="string" calcext:value-type="string">
            <text:p>Andrea</text:p>
          </table:table-cell>
          <table:table-cell table:style-name="ce24" office:value-type="string" calcext:value-type="string">
            <text:p>Gianni</text:p>
          </table:table-cell>
          <table:table-cell table:style-name="ce29" office:value-type="string" calcext:value-type="string">
            <text:p>Total Resul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Scadenza</text:p>
          </table:table-cell>
          <table:table-cell table:style-name="ce12" office:value-type="string" calcext:value-type="string">
            <text:p>durata</text:p>
          </table:table-cell>
          <table:table-cell table:style-name="ce19" office:value-type="float" office:value="2342348" calcext:value-type="float">
            <text:p>2342348</text:p>
          </table:table-cell>
          <table:table-cell table:style-name="ce25" office:value-type="float" office:value="34250948988" calcext:value-type="float">
            <text:p>34250948988</text:p>
          </table:table-cell>
          <table:table-cell table:style-name="ce30"/>
          <table:table-cell table:number-columns-repeated="6"/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20"/>
          <table:table-cell table:style-name="ce26" office:value-type="currency" office:currency="EUR" office:value="169.5" calcext:value-type="currency">
            <text:p>€169.50</text:p>
          </table:table-cell>
          <table:table-cell table:style-name="ce31" office:value-type="currency" office:currency="EUR" office:value="169.5" calcext:value-type="currency">
            <text:p>€169.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 table:style-name="ce14" office:value-type="float" office:value="60" calcext:value-type="float">
            <text:p>60</text:p>
          </table:table-cell>
          <table:table-cell table:style-name="ce21" office:value-type="currency" office:currency="EUR" office:value="681" calcext:value-type="currency">
            <text:p>€681.00</text:p>
          </table:table-cell>
          <table:table-cell table:style-name="ce27"/>
          <table:table-cell table:style-name="ce32" office:value-type="currency" office:currency="EUR" office:value="681" calcext:value-type="currency">
            <text:p>€681.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Total Result</text:p>
          </table:table-cell>
          <table:table-cell table:style-name="ce15"/>
          <table:table-cell table:style-name="ce22" office:value-type="currency" office:currency="EUR" office:value="681" calcext:value-type="currency">
            <text:p>€681.00</text:p>
          </table:table-cell>
          <table:table-cell table:style-name="ce22" office:value-type="currency" office:currency="EUR" office:value="169.5" calcext:value-type="currency">
            <text:p>€169.50</text:p>
          </table:table-cell>
          <table:table-cell table:style-name="ce33" office:value-type="currency" office:currency="EUR" office:value="850.5" calcext:value-type="currency">
            <text:p>€850.50</text:p>
          </table:table-cell>
          <table:table-cell table:number-columns-repeated="6"/>
        </table:table-row>
        <calcext:conditional-formats>
          <calcext:conditional-format calcext:target-range-address="Sheet1.E2:Sheet1.E8">
            <calcext:condition calcext:apply-style-name="Error" calcext:value="=1" calcext:base-cell-address="Sheet1.E2"/>
          </calcext:conditional-format>
          <calcext:conditional-format calcext:target-range-address="Sheet1.E2:Sheet1.E8">
            <calcext:condition calcext:apply-style-name="Error" calcext:value="=1" calcext:base-cell-address="Sheet1.E2"/>
            <calcext:condition calcext:apply-style-name="Good" calcext:value="=0" calcext:base-cell-address="Sheet1.E2"/>
          </calcext:conditional-format>
        </calcext:conditional-formats>
      </table:table>
      <table:named-expressions/>
      <table:data-pilot-tables>
        <table:data-pilot-table table:name="DataPilot1" table:application-data="" table:target-range-address="Sheet1.C23:Sheet1.G28" table:buttons="Sheet1.C25 Sheet1.D25 Sheet1.E23 Sheet1.F23" table:show-filter-button="false" table:drill-down-on-double-click="false">
          <table:source-cell-range table:cell-range-address="Sheet1.A1:Sheet1.F8"/>
          <table:data-pilot-field table:source-field-name="Scadenza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e" table:orientation="column" table:used-hierarchy="0" table:function="auto">
            <table:data-pilot-level table:show-empty="false" calcext:repeat-item-labels="false">
              <table:data-pilot-members>
                <table:data-pilot-member table:name="Andrea" table:display="true" table:show-details="true"/>
                <table:data-pilot-member table:name="Gianni" table:display="true" table:show-details="true"/>
                <table:data-pilot-member table:name="Johnny" table:display="true" table:show-details="true"/>
                <table:data-pilot-member table:name="Luca" table:display="true" table:show-details="true"/>
                <table:data-pilot-member table:name="Miche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ero" table:orientation="column" table:used-hierarchy="0" table:function="auto">
            <table:data-pilot-level table:show-empty="false" calcext:repeat-item-labels="false">
              <table:data-pilot-members>
                <table:data-pilot-member table:name="28123" table:display="true" table:show-details="true"/>
                <table:data-pilot-member table:name="2342348" table:display="true" table:show-details="true"/>
                <table:data-pilot-member table:name="2394234" table:display="true" table:show-details="true"/>
                <table:data-pilot-member table:name="92342384" table:display="true" table:show-details="true"/>
                <table:data-pilot-member table:name="342509489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a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4" table:display="true" table:show-details="true"/>
                <table:data-pilot-member table:name="60" table:display="true" table:show-details="true"/>
                <table:data-pilot-member table:name="3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ulta" table:orientation="data" table:used-hierarchy="0" table:function="sum">
            <table:data-pilot-level table:show-empty="false" calcext:repeat-item-labels="false">
              <table:data-pilot-members>
                <table:data-pilot-member table:name="€0.00" table:display="true" table:show-details="true"/>
                <table:data-pilot-member table:name="€39.00" table:display="true" table:show-details="true"/>
                <table:data-pilot-member table:name="€130.50" table:display="true" table:show-details="true"/>
                <table:data-pilot-member table:name="€68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19:44:35.783000000</meta:creation-date>
    <dc:date>2022-08-02T20:48:39.375000000</dc:date>
    <meta:editing-duration>PT53M52S</meta:editing-duration>
    <meta:editing-cycles>3</meta:editing-cycles>
    <meta:generator>LibreOffice/7.2.0.4$Windows_X86_64 LibreOffice_project/9a9c6381e3f7a62afc1329bd359cc48accb6435b</meta:generator>
    <meta:document-statistic meta:table-count="1" meta:cell-count="71" meta:object-count="0"/>
  </office:meta>
</office:document-meta>
</file>